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start" style:justify-single-word="false"/>
      <style:text-properties fo:font-variant="normal" fo:text-transform="none" fo:color="#000000" style:text-line-through-style="none" style:text-line-through-type="none" style:font-name="Calibri" fo:font-size="12pt" fo:font-style="normal" style:text-underline-style="none" fo:font-weight="normal" officeooo:rsid="002ad50a" officeooo:paragraph-rsid="0019766b" style:text-blinking="false" fo:background-color="transparent" style:font-size-asian="12pt" style:font-weight-asian="normal" style:font-size-complex="12pt" style:font-weight-complex="normal"/>
    </style:style>
    <style:style style:name="P2" style:family="paragraph" style:parent-style-name="Text_20_body">
      <style:paragraph-properties fo:text-align="start" style:justify-single-word="false"/>
      <style:text-properties fo:font-variant="normal" fo:text-transform="none" fo:color="#000000" style:text-line-through-style="none" style:text-line-through-type="none" style:font-name="Calibri" fo:font-size="12pt" fo:font-style="normal" style:text-underline-style="none" fo:font-weight="normal" officeooo:rsid="002ad50a" officeooo:paragraph-rsid="0037f97f" style:text-blinking="false" fo:background-color="transparent" style:font-size-asian="12pt" style:font-weight-asian="normal" style:font-size-complex="12pt" style:font-weight-complex="normal"/>
    </style:style>
    <style:style style:name="P3" style:family="paragraph" style:parent-style-name="Text_20_body">
      <style:paragraph-properties fo:text-align="start" style:justify-single-word="false"/>
      <style:text-properties fo:font-variant="normal" fo:text-transform="none" fo:color="#000000" style:text-line-through-style="none" style:text-line-through-type="none" style:font-name="Calibri" fo:font-size="12pt" fo:font-style="normal" style:text-underline-style="none" fo:font-weight="normal" officeooo:rsid="002ad50a" officeooo:paragraph-rsid="003917d1" style:text-blinking="false" fo:background-color="transparent" style:font-size-asian="12pt" style:font-weight-asian="normal" style:font-size-complex="12pt" style:font-weight-complex="normal"/>
    </style:style>
    <style:style style:name="P4" style:family="paragraph" style:parent-style-name="Text_20_body">
      <style:paragraph-properties fo:text-align="start" style:justify-single-word="false"/>
      <style:text-properties fo:font-variant="normal" fo:text-transform="none" fo:color="#000000" style:text-line-through-style="none" style:text-line-through-type="none" style:font-name="Calibri" fo:font-size="12pt" fo:font-style="normal" style:text-underline-style="none" fo:font-weight="normal" officeooo:rsid="002ad50a" officeooo:paragraph-rsid="00395985" style:text-blinking="false" fo:background-color="transparent" style:font-size-asian="12pt" style:font-weight-asian="normal" style:font-size-complex="12pt" style:font-weight-complex="normal"/>
    </style:style>
    <style:style style:name="P5" style:family="paragraph" style:parent-style-name="Text_20_body">
      <style:paragraph-properties fo:text-align="start" style:justify-single-word="false"/>
      <style:text-properties fo:font-variant="normal" fo:text-transform="none" fo:color="#000000" style:text-line-through-style="none" style:text-line-through-type="none" style:font-name="Calibri" fo:font-size="12pt" fo:font-style="normal" style:text-underline-style="none" fo:font-weight="normal" officeooo:rsid="002ad50a" officeooo:paragraph-rsid="003d3973" style:text-blinking="false" fo:background-color="transparent" style:font-size-asian="12pt" style:font-weight-asian="normal" style:font-size-complex="12pt" style:font-weight-complex="normal"/>
    </style:style>
    <style:style style:name="P6" style:family="paragraph" style:parent-style-name="Text_20_body">
      <style:paragraph-properties fo:text-align="start" style:justify-single-word="false"/>
      <style:text-properties fo:font-variant="normal" fo:text-transform="none" fo:color="#000000" style:text-line-through-style="none" style:text-line-through-type="none" style:font-name="Calibri" fo:font-size="12pt" fo:font-style="normal" style:text-underline-style="none" fo:font-weight="normal" officeooo:rsid="002ad50a" officeooo:paragraph-rsid="003e5e0b" style:text-blinking="false" fo:background-color="transparent" style:font-size-asian="12pt" style:font-weight-asian="normal" style:font-size-complex="12pt" style:font-weight-complex="normal"/>
    </style:style>
    <style:style style:name="P7" style:family="paragraph" style:parent-style-name="Text_20_body">
      <style:paragraph-properties fo:text-align="start" style:justify-single-word="false"/>
      <style:text-properties fo:font-variant="normal" fo:text-transform="none" fo:color="#000000" style:text-line-through-style="none" style:text-line-through-type="none" style:font-name="Calibri" fo:font-size="12pt" fo:font-style="normal" style:text-underline-style="none" fo:font-weight="normal" officeooo:rsid="0037f97f" officeooo:paragraph-rsid="0037f97f" style:text-blinking="false" fo:background-color="transparent" style:font-size-asian="12pt" style:font-weight-asian="normal" style:font-size-complex="12pt" style:font-weight-complex="normal"/>
    </style:style>
    <style:style style:name="P8" style:family="paragraph" style:parent-style-name="Text_20_body">
      <style:paragraph-properties fo:text-align="start" style:justify-single-word="false"/>
      <style:text-properties fo:font-variant="normal" fo:text-transform="none" fo:color="#000000" style:text-line-through-style="none" style:text-line-through-type="none" style:font-name="Calibri" fo:font-size="12pt" fo:font-style="normal" style:text-underline-style="none" fo:font-weight="normal" officeooo:rsid="0028b5ad" officeooo:paragraph-rsid="001a74be" style:text-blinking="false" fo:background-color="transparent" style:font-size-asian="12pt" style:font-weight-asian="normal" style:font-size-complex="12pt" style:font-weight-complex="normal"/>
    </style:style>
    <style:style style:name="P9" style:family="paragraph" style:parent-style-name="Text_20_body">
      <style:text-properties fo:font-variant="normal" fo:text-transform="none" fo:color="#000000" style:text-line-through-style="none" style:text-line-through-type="none" style:font-name="Calibri" fo:font-size="12pt" fo:language="en" fo:country="IN" fo:font-style="normal" style:text-underline-style="none" fo:font-weight="normal" officeooo:rsid="001b7ea4" officeooo:paragraph-rsid="001b7ea4" style:text-blinking="false" fo:background-color="transparent" style:font-size-asian="12pt" style:font-weight-asian="normal" style:font-size-complex="12pt" style:font-weight-complex="normal"/>
    </style:style>
    <style:style style:name="P10" style:family="paragraph" style:parent-style-name="Text_20_body">
      <style:text-properties style:font-name="Calibri" fo:font-size="12pt" style:text-underline-style="none" fo:font-weight="normal" officeooo:rsid="002ad50a" style:font-size-asian="12pt" style:font-weight-asian="normal" style:font-size-complex="12pt" style:font-weight-complex="normal"/>
    </style:style>
    <style:style style:name="P11" style:family="paragraph" style:parent-style-name="Text_20_body">
      <style:text-properties style:font-name="Calibri" fo:font-size="12pt" style:font-size-asian="12pt" style:font-size-complex="12pt"/>
    </style:style>
    <style:style style:name="P12" style:family="paragraph" style:parent-style-name="Text_20_body">
      <style:paragraph-properties fo:margin-top="0cm" fo:margin-bottom="0.282cm" loext:contextual-spacing="false" fo:line-height="129%" style:writing-mode="lr-tb"/>
      <style:text-properties fo:font-variant="normal" fo:text-transform="none" fo:color="#000000" style:text-line-through-style="none" style:text-line-through-type="none" style:font-name="Calibri" fo:font-size="12pt" fo:font-style="normal" style:text-underline-style="none" fo:font-weight="normal" officeooo:rsid="002ad50a" style:text-blinking="false" fo:background-color="transparent" style:font-size-asian="12pt" style:font-weight-asian="normal" style:font-size-complex="12pt" style:font-weight-complex="normal"/>
    </style:style>
    <style:style style:name="P13" style:family="paragraph" style:parent-style-name="Text_20_body">
      <style:paragraph-properties fo:margin-top="0cm" fo:margin-bottom="0.282cm" loext:contextual-spacing="false" fo:line-height="129%"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font-size-asian="12pt" style:font-size-complex="12pt"/>
    </style:style>
    <style:style style:name="P14" style:family="paragraph" style:parent-style-name="Text_20_body">
      <style:paragraph-properties fo:margin-top="0cm" fo:margin-bottom="0.282cm" loext:contextual-spacing="false" fo:line-height="129%"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4c127d" style:text-blinking="false" fo:background-color="transparent" style:font-size-asian="12pt" style:font-size-complex="12pt"/>
    </style:style>
    <style:style style:name="P15" style:family="paragraph" style:parent-style-name="Text_20_body">
      <style:paragraph-properties fo:margin-top="0cm" fo:margin-bottom="0.282cm" loext:contextual-spacing="false" fo:line-height="129%"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4c912e" style:text-blinking="false" fo:background-color="transparent" style:font-size-asian="12pt" style:font-size-complex="12pt"/>
    </style:style>
    <style:style style:name="P16" style:family="paragraph" style:parent-style-name="Text_20_body">
      <style:paragraph-properties fo:margin-top="0cm" fo:margin-bottom="0.282cm" loext:contextual-spacing="false" fo:line-height="129%" style:writing-mode="lr-tb"/>
      <style:text-properties fo:font-variant="normal" fo:text-transform="none" fo:color="#000000" style:text-line-through-style="none" style:text-line-through-type="none" style:font-name="Calibri" fo:font-size="12pt" fo:font-style="normal" style:text-underline-style="none" fo:font-weight="normal" officeooo:paragraph-rsid="004d1ea7" style:text-blinking="false" fo:background-color="transparent" style:font-size-asian="12pt" style:font-size-complex="12pt"/>
    </style:style>
    <style:style style:name="P17" style:family="paragraph" style:parent-style-name="Text_20_body">
      <style:paragraph-properties fo:margin-top="0cm" fo:margin-bottom="0.282cm" loext:contextual-spacing="false" fo:line-height="129%" style:writing-mode="lr-tb"/>
      <style:text-properties fo:font-variant="normal" fo:text-transform="none" fo:color="#000000" style:text-line-through-style="none" style:text-line-through-type="none" style:font-name="Calibri" fo:font-size="12pt" fo:font-style="normal" style:text-underline-style="none" fo:font-weight="normal" officeooo:rsid="004a2b93" officeooo:paragraph-rsid="004a2b93" style:text-blinking="false" fo:background-color="transparent" style:font-size-asian="12pt" style:font-size-complex="12pt"/>
    </style:style>
    <style:style style:name="P18" style:family="paragraph" style:parent-style-name="Text_20_body">
      <style:paragraph-properties fo:margin-top="0cm" fo:margin-bottom="0.282cm" loext:contextual-spacing="false" fo:line-height="129%" style:writing-mode="lr-tb"/>
      <style:text-properties fo:font-variant="normal" fo:text-transform="none" fo:color="#000000" style:text-line-through-style="none" style:text-line-through-type="none" style:font-name="Calibri" fo:font-size="12pt" fo:font-style="normal" style:text-underline-style="none" fo:font-weight="normal" officeooo:rsid="004a2b93" officeooo:paragraph-rsid="004c127d" style:text-blinking="false" fo:background-color="transparent" style:font-size-asian="12pt" style:font-size-complex="12pt"/>
    </style:style>
    <style:style style:name="P19" style:family="paragraph" style:parent-style-name="Text_20_body">
      <style:paragraph-properties fo:margin-top="0cm" fo:margin-bottom="0.282cm" loext:contextual-spacing="false" fo:line-height="129%" style:writing-mode="lr-tb"/>
      <style:text-properties fo:font-variant="normal" fo:text-transform="none" fo:color="#000000" style:text-line-through-style="none" style:text-line-through-type="none" style:font-name="Calibri" fo:font-size="12pt" fo:font-style="normal" style:text-underline-style="none" fo:font-weight="normal" officeooo:rsid="004a2b93" officeooo:paragraph-rsid="004c912e" style:text-blinking="false" fo:background-color="transparent" style:font-size-asian="12pt" style:font-size-complex="12pt"/>
    </style:style>
    <style:style style:name="P20" style:family="paragraph" style:parent-style-name="Text_20_body">
      <style:paragraph-properties fo:margin-top="0cm" fo:margin-bottom="0.282cm" loext:contextual-spacing="false" fo:line-height="129%" style:writing-mode="lr-tb"/>
      <style:text-properties fo:font-variant="normal" fo:text-transform="none" fo:color="#000000" style:text-line-through-style="none" style:text-line-through-type="none" style:font-name="Calibri" fo:font-size="12pt" fo:font-style="normal" style:text-underline-style="none" fo:font-weight="normal" officeooo:rsid="004a2b93" officeooo:paragraph-rsid="004d1ea7" style:text-blinking="false" fo:background-color="transparent" style:font-size-asian="12pt" style:font-size-complex="12pt"/>
    </style:style>
    <style:style style:name="P21" style:family="paragraph" style:parent-style-name="Text_20_body">
      <style:paragraph-properties fo:margin-top="0cm" fo:margin-bottom="0.282cm" loext:contextual-spacing="false" fo:line-height="129%" style:writing-mode="lr-tb"/>
      <style:text-properties style:font-name="Calibri" fo:font-size="12pt" style:text-underline-style="none" fo:font-weight="normal" officeooo:rsid="002ad50a" officeooo:paragraph-rsid="00405235" style:font-size-asian="12pt" style:font-weight-asian="normal" style:font-size-complex="12pt" style:font-weight-complex="normal"/>
    </style:style>
    <style:style style:name="P22" style:family="paragraph" style:parent-style-name="Text_20_body">
      <style:paragraph-properties fo:margin-top="0cm" fo:margin-bottom="0.282cm" loext:contextual-spacing="false" fo:line-height="129%" style:writing-mode="lr-tb"/>
      <style:text-properties style:font-name="Calibri" fo:font-size="12pt" fo:font-weight="normal" style:font-size-asian="12pt" style:font-size-complex="12pt"/>
    </style:style>
    <style:style style:name="P23" style:family="paragraph" style:parent-style-name="Standard">
      <style:paragraph-properties fo:text-align="center" style:justify-single-word="false"/>
      <style:text-properties style:font-name="Calibri" fo:font-size="12pt" style:text-underline-style="none" fo:font-weight="normal" officeooo:rsid="0005bdab" officeooo:paragraph-rsid="0025473d" style:font-size-asian="12pt" style:font-weight-asian="normal" style:font-size-complex="12pt" style:font-weight-complex="normal"/>
    </style:style>
    <style:style style:name="P24" style:family="paragraph" style:parent-style-name="Standard">
      <style:paragraph-properties fo:text-align="center" style:justify-single-word="false"/>
      <style:text-properties style:font-name="Calibri" fo:font-size="12pt" style:text-underline-style="none" fo:font-weight="normal" officeooo:rsid="0005bdab" officeooo:paragraph-rsid="0018cf52"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Calibri" fo:font-size="12pt" style:text-underline-style="none" fo:font-weight="normal" officeooo:rsid="0028b5ad" officeooo:paragraph-rsid="0018cf52"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Calibri" fo:font-size="12pt" style:text-underline-style="none" fo:font-weight="normal" officeooo:rsid="0028b5ad" officeooo:paragraph-rsid="0019766b"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Calibri" fo:font-size="12pt" style:text-underline-style="none" fo:font-weight="normal" officeooo:rsid="0028b5ad" officeooo:paragraph-rsid="001a74be"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Calibri" fo:font-size="12pt" style:text-underline-style="none" fo:font-weight="normal" officeooo:rsid="002d2114" officeooo:paragraph-rsid="0018cf52"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Calibri" fo:font-size="12pt" style:text-underline-style="none" fo:font-weight="normal" officeooo:rsid="002ad50a" officeooo:paragraph-rsid="0019766b"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Calibri" fo:font-size="12pt" style:text-underline-style="none" fo:font-weight="normal" officeooo:rsid="002ad50a" officeooo:paragraph-rsid="00346401"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Calibri" fo:font-size="12pt" style:text-underline-style="none" fo:font-weight="normal" officeooo:rsid="002ad50a" officeooo:paragraph-rsid="001a74be"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Calibri" fo:font-size="12pt" style:text-underline-style="none" fo:font-weight="bold" officeooo:rsid="0028b5ad" officeooo:paragraph-rsid="0018cf52" style:font-size-asian="12pt" style:font-weight-asian="bold" style:font-size-complex="12pt" style:font-weight-complex="bold"/>
    </style:style>
    <style:style style:name="P33" style:family="paragraph" style:parent-style-name="Standard">
      <style:paragraph-properties fo:text-align="start" style:justify-single-word="false"/>
      <style:text-properties style:font-name="Calibri" fo:font-size="12pt" style:text-underline-style="none" fo:font-weight="bold" officeooo:rsid="0028b5ad" officeooo:paragraph-rsid="0019766b" style:font-size-asian="12pt" style:font-weight-asian="bold" style:font-size-complex="12pt" style:font-weight-complex="bold"/>
    </style:style>
    <style:style style:name="P34" style:family="paragraph" style:parent-style-name="Standard">
      <style:paragraph-properties fo:text-align="start" style:justify-single-word="false"/>
      <style:text-properties style:font-name="Calibri" fo:font-size="12pt" style:text-underline-style="none" fo:font-weight="bold" officeooo:rsid="0028b5ad" officeooo:paragraph-rsid="001a74be" style:font-size-asian="12pt" style:font-weight-asian="bold" style:font-size-complex="12pt" style:font-weight-complex="bold"/>
    </style:style>
    <style:style style:name="P35" style:family="paragraph" style:parent-style-name="Standard">
      <style:paragraph-properties fo:text-align="start" style:justify-single-word="false"/>
      <style:text-properties style:font-name="Calibri" fo:font-size="12pt" style:text-underline-style="none" fo:font-weight="bold" officeooo:rsid="002ad50a" officeooo:paragraph-rsid="0019766b" style:font-size-asian="12pt" style:font-weight-asian="bold" style:font-size-complex="12pt" style:font-weight-complex="bold"/>
    </style:style>
    <style:style style:name="P36" style:family="paragraph" style:parent-style-name="Standard">
      <style:text-properties style:font-name="Calibri" fo:font-size="12pt" fo:language="en" fo:country="IN" style:text-underline-style="none" fo:font-weight="normal" officeooo:rsid="002d2114"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Calibri" fo:font-size="12pt" fo:language="en" fo:country="IN" style:text-underline-style="none" fo:font-weight="normal" officeooo:rsid="002d2114" officeooo:paragraph-rsid="0018cf52"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font-name="Calibri" fo:font-size="12pt" fo:language="en" fo:country="IN" style:text-underline-style="none" fo:font-weight="normal" officeooo:rsid="002d2114" officeooo:paragraph-rsid="0019766b" style:font-size-asian="12pt" style:font-weight-asian="normal" style:font-size-complex="12pt" style:font-weight-complex="normal"/>
    </style:style>
    <style:style style:name="P39" style:family="paragraph" style:parent-style-name="Standard">
      <style:text-properties style:font-name="Calibri" fo:font-size="12pt" fo:language="en" fo:country="IN" style:text-underline-style="none" fo:font-weight="normal" officeooo:rsid="002d2114" officeooo:paragraph-rsid="002f16f5" style:font-size-asian="12pt" style:font-weight-asian="normal" style:font-size-complex="12pt" style:font-weight-complex="normal"/>
    </style:style>
    <style:style style:name="P40" style:family="paragraph" style:parent-style-name="Standard">
      <style:text-properties style:font-name="Calibri" fo:font-size="12pt" fo:language="en" fo:country="IN" style:text-underline-style="none" fo:font-weight="normal" officeooo:rsid="002d2114" officeooo:paragraph-rsid="002fad43" style:font-size-asian="12pt" style:font-weight-asian="normal" style:font-size-complex="12pt" style:font-weight-complex="normal"/>
    </style:style>
    <style:style style:name="P41" style:family="paragraph" style:parent-style-name="Standard">
      <style:text-properties style:font-name="Calibri" fo:font-size="12pt" fo:language="en" fo:country="IN" style:text-underline-style="none" fo:font-weight="normal" officeooo:rsid="00300634" officeooo:paragraph-rsid="0018cf52" style:font-size-asian="12pt" style:font-weight-asian="normal" style:font-size-complex="12pt" style:font-weight-complex="normal"/>
    </style:style>
    <style:style style:name="P42" style:family="paragraph" style:parent-style-name="Standard">
      <style:text-properties style:font-name="Calibri" fo:font-size="12pt" fo:language="en" fo:country="IN" style:text-underline-style="none" fo:font-weight="normal" officeooo:rsid="001b7ea4" officeooo:paragraph-rsid="001b7ea4" style:font-size-asian="12pt" style:font-weight-asian="normal" style:font-size-complex="12pt" style:font-weight-complex="normal"/>
    </style:style>
    <style:style style:name="P43" style:family="paragraph" style:parent-style-name="Standard">
      <style:text-properties style:font-name="Calibri" fo:font-size="12pt" fo:language="en" fo:country="IN" style:text-underline-style="solid" style:text-underline-width="auto" style:text-underline-color="font-color" fo:font-weight="bold" officeooo:rsid="002e0cd2" officeooo:paragraph-rsid="0018cf52" style:font-size-asian="12pt" style:font-weight-asian="bold" style:font-size-complex="12pt" style:font-weight-complex="bold"/>
    </style:style>
    <style:style style:name="P44" style:family="paragraph" style:parent-style-name="Standard">
      <style:text-properties style:font-name="Calibri" fo:font-size="12pt" fo:language="en" fo:country="IN" style:text-underline-style="solid" style:text-underline-width="auto" style:text-underline-color="font-color" fo:font-weight="bold" officeooo:rsid="002e0cd2" officeooo:paragraph-rsid="002fad43" style:font-size-asian="12pt" style:font-weight-asian="bold" style:font-size-complex="12pt" style:font-weight-complex="bold"/>
    </style:style>
    <style:style style:name="P45" style:family="paragraph" style:parent-style-name="Standard">
      <style:paragraph-properties fo:text-align="start" style:justify-single-word="false"/>
      <style:text-properties style:font-name="Calibri" fo:font-size="12pt" fo:language="en" fo:country="IN" style:text-underline-style="solid" style:text-underline-width="auto" style:text-underline-color="font-color" fo:font-weight="bold" officeooo:rsid="002e0cd2" officeooo:paragraph-rsid="002fad43" style:font-size-asian="12pt" style:font-weight-asian="bold" style:font-size-complex="12pt" style:font-weight-complex="bold"/>
    </style:style>
    <style:style style:name="P46" style:family="paragraph" style:parent-style-name="Standard">
      <style:text-properties style:font-name="Calibri" fo:font-size="12pt" fo:language="en" fo:country="IN" style:text-underline-style="solid" style:text-underline-width="auto" style:text-underline-color="font-color" fo:font-weight="bold" officeooo:rsid="002e0cd2" officeooo:paragraph-rsid="0037b543" style:font-size-asian="12pt" style:font-weight-asian="bold" style:font-size-complex="12pt" style:font-weight-complex="bold"/>
    </style:style>
    <style:style style:name="P47" style:family="paragraph" style:parent-style-name="Standard">
      <style:text-properties style:font-name="Calibri" fo:font-size="12pt" fo:language="en" fo:country="IN" style:text-underline-style="solid" style:text-underline-width="auto" style:text-underline-color="font-color" fo:font-weight="bold" officeooo:rsid="002e0cd2" officeooo:paragraph-rsid="001a74be" style:font-size-asian="12pt" style:font-weight-asian="bold" style:font-size-complex="12pt" style:font-weight-complex="bold"/>
    </style:style>
    <style:style style:name="P48"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02ad50a" officeooo:paragraph-rsid="0019766b" style:font-size-asian="12pt" style:font-weight-asian="bold" style:font-size-complex="12pt" style:font-weight-complex="bold"/>
    </style:style>
    <style:style style:name="P49"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02ad50a" officeooo:paragraph-rsid="001a74be" style:font-size-asian="12pt" style:font-weight-asian="bold" style:font-size-complex="12pt" style:font-weight-complex="bold"/>
    </style:style>
    <style:style style:name="P50" style:family="paragraph" style:parent-style-name="Text_20_body">
      <style:paragraph-properties fo:text-align="start" style:justify-single-word="false"/>
      <style:text-properties fo:font-variant="normal" fo:text-transform="none" fo:color="#000000" style:text-line-through-style="none" style:text-line-through-type="none" style:font-name="Calibri" fo:font-size="12pt" fo:font-style="normal" style:text-underline-style="none" fo:font-weight="normal" officeooo:rsid="0037f97f" officeooo:paragraph-rsid="0019766b" style:text-blinking="false" fo:background-color="transparent" style:font-size-asian="12pt" style:font-weight-asian="normal" style:font-size-complex="12pt" style:font-weight-complex="normal"/>
    </style:style>
    <style:style style:name="P51" style:family="paragraph" style:parent-style-name="Text_20_body">
      <style:paragraph-properties fo:margin-top="0cm" fo:margin-bottom="0.282cm" loext:contextual-spacing="false" fo:line-height="129%" style:writing-mode="lr-tb"/>
      <style:text-properties fo:font-variant="normal" fo:text-transform="none" fo:color="#000000" style:text-line-through-style="none" style:text-line-through-type="none" style:font-name="Calibri" fo:font-size="12pt" fo:font-style="normal" style:text-underline-style="none" fo:font-weight="normal" officeooo:rsid="002ad50a" style:text-blinking="false" fo:background-color="transparent" style:font-size-asian="12pt" style:font-weight-asian="normal" style:font-size-complex="12pt" style:font-weight-complex="normal"/>
    </style:style>
    <style:style style:name="P52" style:family="paragraph" style:parent-style-name="Text_20_body">
      <style:paragraph-properties fo:margin-top="0cm" fo:margin-bottom="0.282cm" loext:contextual-spacing="false" fo:line-height="129%" style:writing-mode="lr-tb"/>
      <style:text-properties fo:font-variant="normal" fo:text-transform="none" fo:color="#000000" style:text-line-through-style="none" style:text-line-through-type="none" style:font-name="Calibri" fo:font-size="12pt" fo:font-style="normal" style:text-underline-style="none" fo:font-weight="normal" officeooo:rsid="00405235" officeooo:paragraph-rsid="00405235" style:text-blinking="false" fo:background-color="transparent" style:font-size-asian="12pt" style:font-weight-asian="normal" style:font-size-complex="12pt" style:font-weight-complex="normal"/>
    </style:style>
    <style:style style:name="P53" style:family="paragraph" style:parent-style-name="Text_20_body">
      <style:paragraph-properties fo:margin-top="0cm" fo:margin-bottom="0.282cm" loext:contextual-spacing="false" fo:line-height="129%"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font-size-asian="12pt" style:font-size-complex="12pt"/>
    </style:style>
    <style:style style:name="P54" style:family="paragraph" style:parent-style-name="Text_20_body">
      <style:paragraph-properties fo:margin-top="0cm" fo:margin-bottom="0.282cm" loext:contextual-spacing="false" fo:line-height="129%" style:writing-mode="lr-tb"/>
      <style:text-properties fo:font-variant="normal" fo:text-transform="none" fo:color="#000000" style:text-line-through-style="none" style:text-line-through-type="none" style:font-name="Calibri" fo:font-size="12pt" fo:font-style="normal" style:text-underline-style="none" fo:font-weight="normal" officeooo:rsid="004c912e" officeooo:paragraph-rsid="004c912e" style:text-blinking="false" fo:background-color="transparent" style:font-size-asian="12pt" style:font-size-complex="12pt"/>
    </style:style>
    <style:style style:name="P55" style:family="paragraph" style:parent-style-name="Text_20_body">
      <style:paragraph-properties fo:margin-top="0cm" fo:margin-bottom="0.282cm" loext:contextual-spacing="false" fo:line-height="129%" style:writing-mode="lr-tb"/>
      <style:text-properties fo:font-variant="normal" fo:text-transform="none" fo:color="#000000" style:text-line-through-style="none" style:text-line-through-type="none" style:font-name="Calibri" fo:font-size="12pt" fo:font-style="normal" style:text-underline-style="none" fo:font-weight="normal" officeooo:rsid="004c912e" officeooo:paragraph-rsid="004d1ea7" style:text-blinking="false" fo:background-color="transparent" style:font-size-asian="12pt" style:font-size-complex="12pt"/>
    </style:style>
    <style:style style:name="P56" style:family="paragraph" style:parent-style-name="Text_20_body">
      <style:paragraph-properties fo:margin-top="0cm" fo:margin-bottom="0.282cm" loext:contextual-spacing="false" fo:line-height="129%" style:writing-mode="lr-tb"/>
      <style:text-properties fo:font-variant="normal" fo:text-transform="none" fo:color="#000000" style:text-line-through-style="none" style:text-line-through-type="none" style:font-name="Calibri" fo:font-size="12pt" fo:font-style="normal" style:text-underline-style="none" fo:font-weight="normal" officeooo:rsid="004d1ea7" officeooo:paragraph-rsid="004d1ea7" style:text-blinking="false" fo:background-color="transparent" style:font-size-asian="12pt" style:font-size-complex="12pt"/>
    </style:style>
    <style:style style:name="T1" style:family="text">
      <style:text-properties style:text-underline-style="solid" style:text-underline-width="auto" style:text-underline-color="font-color" fo:font-weight="bold" officeooo:rsid="002ad50a" style:font-weight-asian="bold" style:font-weight-complex="bold"/>
    </style:style>
    <style:style style:name="T2" style:family="text">
      <style:text-properties style:text-underline-style="solid" style:text-underline-width="auto" style:text-underline-color="font-color" officeooo:rsid="002c1a3f"/>
    </style:style>
    <style:style style:name="T3" style:family="text">
      <style:text-properties fo:font-weight="bold" officeooo:rsid="002ad50a" style:font-weight-asian="bold" style:font-weight-complex="bold"/>
    </style:style>
    <style:style style:name="T4" style:family="text">
      <style:text-properties officeooo:rsid="002ad50a"/>
    </style:style>
    <style:style style:name="T5" style:family="text">
      <style:text-properties officeooo:rsid="002c1a3f"/>
    </style:style>
    <style:style style:name="T6" style:family="text">
      <style:text-properties officeooo:rsid="002fad43"/>
    </style:style>
    <style:style style:name="T7" style:family="text">
      <style:text-properties officeooo:rsid="0036ebbf"/>
    </style:style>
    <style:style style:name="T8" style:family="text">
      <style:text-properties officeooo:rsid="0037f97f"/>
    </style:style>
    <style:style style:name="T9" style:family="text">
      <style:text-properties fo:font-variant="normal" fo:text-transform="none" fo:color="#000000" style:text-line-through-style="none" style:text-line-through-type="none" fo:font-style="normal" style:text-blinking="false" fo:background-color="transparent" loext:char-shading-value="0"/>
    </style:style>
    <style:style style:name="T10" style:family="text">
      <style:text-properties fo:font-variant="normal" fo:text-transform="none" fo:color="#000000" style:text-line-through-style="none" style:text-line-through-type="none" fo:font-style="normal" officeooo:rsid="00405235"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3" style:family="text">
      <style:text-properties officeooo:rsid="00405235"/>
    </style:style>
    <style:style style:name="T14" style:family="text">
      <style:text-properties officeooo:rsid="00464347"/>
    </style:style>
    <style:style style:name="T15" style:family="text">
      <style:text-properties officeooo:rsid="004768b0"/>
    </style:style>
    <style:style style:name="T16" style:family="text">
      <style:text-properties officeooo:rsid="004930ee"/>
    </style:style>
    <style:style style:name="T17" style:family="text">
      <style:text-properties officeooo:rsid="004a2b93"/>
    </style:style>
    <style:style style:name="T18" style:family="text">
      <style:text-properties officeooo:rsid="004b0fc0"/>
    </style:style>
    <style:style style:name="T19" style:family="text">
      <style:text-properties officeooo:rsid="004bb144"/>
    </style:style>
    <style:style style:name="T20" style:family="text">
      <style:text-properties officeooo:rsid="004c127d"/>
    </style:style>
    <style:style style:name="T21" style:family="text">
      <style:text-properties officeooo:rsid="004c912e"/>
    </style:style>
    <style:style style:name="T22" style:family="text">
      <style:text-properties officeooo:rsid="004d1ea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SSN COLLEGE OF ENGINEERING (Autonomous)</text:p>
      <text:p text:style-name="P23"><text:s/>(Affiliated to Anna University, Chennai) <text:s/></text:p>
      <text:p text:style-name="P23">DEPARTMENT OF CSE </text:p>
      <text:p text:style-name="P24"><text:s/></text:p>
      <text:p text:style-name="P23">UCS 1211 PROGRAMMING IN C LABORATORY </text:p>
      <text:p text:style-name="P23">A7: File Handling in C <text:s/></text:p>
      <text:p text:style-name="P23">=========================================================== </text:p>
      <text:p text:style-name="P24"/>
      <text:p text:style-name="P25">REGNo: 185001104 </text:p>
      <text:p text:style-name="P25">NAME: Nivedhitha D</text:p>
      <text:p text:style-name="P25">CLASS: CSE B </text:p>
      <text:p text:style-name="P25"/>
      <text:p text:style-name="P28">1. <text:s/>Write a program which accepts two file names as command line arguments, file1 and file2. Copy the contents of file1 to file2. If file1 already exists copy the contents to file2 otherwise display as no such file. If file2 already exists, ask the user whether to overwrite the existing contents or to append the contents and do accordingly. </text:p>
      <text:p text:style-name="P28"><text:s/></text:p>
      <text:p text:style-name="P25"><text:span text:style-name="T1">PROGRAM NAME</text:span><text:span text:style-name="T3">:</text:span><text:span text:style-name="T4"> filecopy</text:span></text:p>
      <text:p text:style-name="P25"/>
      <text:p text:style-name="P32"><text:span text:style-name="T2">PROGRAM</text:span><text:span text:style-name="T5">:</text:span></text:p>
      <text:p text:style-name="P32"/>
      <text:p text:style-name="P37">#include &lt;stdio.h&gt; </text:p>
      <text:p text:style-name="P36"><text:s text:c="2"/></text:p>
      <text:p text:style-name="P36">int main(int argc, char* argv[]) </text:p>
      <text:p text:style-name="P36">{<text:tab/>FILE *fptr1, *fptr2; </text:p>
      <text:p text:style-name="P36"><text:tab/>char c, choice;</text:p>
      <text:p text:style-name="P36"><text:tab/></text:p>
      <text:p text:style-name="P36"><text:tab/>fptr1 = fopen(argv[1], "r");</text:p>
      <text:p text:style-name="P36"/>
      <text:p text:style-name="P36"><text:tab/>if (fptr1 == NULL)</text:p>
      <text:p text:style-name="P36"><text:tab/>{</text:p>
      <text:p text:style-name="P36"><text:tab/><text:tab/>printf("Cannot open file %s \n", argv[1]);</text:p>
      <text:p text:style-name="P36"><text:tab/><text:tab/>return 0;</text:p>
      <text:p text:style-name="P36"><text:tab/>}</text:p>
      <text:p text:style-name="P36"/>
      <text:p text:style-name="P36"><text:tab/>fptr2 = fopen(argv[2], "w");</text:p>
      <text:p text:style-name="P36"/>
      <text:p text:style-name="P36"><text:tab/>if (fptr2 == NULL)</text:p>
      <text:p text:style-name="P36"><text:tab/>{</text:p>
      <text:p text:style-name="P36"><text:tab/><text:tab/>printf("Cannot open file %s \n", argv[2]);</text:p>
      <text:p text:style-name="P36"><text:tab/><text:tab/>return 0;</text:p>
      <text:p text:style-name="P36"><text:tab/>}</text:p>
      <text:p text:style-name="P36"/>
      <text:p text:style-name="P36"><text:tab/>printf("File %s exists\n", argv[1]);</text:p>
      <text:p text:style-name="P36"><text:tab/>printf("o: overwrite a:append\n\n");</text:p>
      <text:p text:style-name="P36"><text:tab/>printf("Enter choice: ");</text:p>
      <text:p text:style-name="P36"><text:tab/>scanf(" %c", &amp;choice);</text:p>
      <text:p text:style-name="P36"/>
      <text:p text:style-name="P36"><text:tab/>if(choice=='o')</text:p>
      <text:p text:style-name="P36"><text:soft-page-break/><text:tab/>{<text:tab/></text:p>
      <text:p text:style-name="P36"><text:tab/><text:tab/>c = fgetc(fptr1);</text:p>
      <text:p text:style-name="P36"><text:tab/><text:tab/>while (c != EOF)</text:p>
      <text:p text:style-name="P36"><text:tab/><text:tab/>{<text:tab/></text:p>
      <text:p text:style-name="P36"><text:tab/><text:tab/><text:tab/>fputc(c, fptr2);</text:p>
      <text:p text:style-name="P36"><text:tab/><text:tab/><text:tab/>c = fgetc(fptr1);</text:p>
      <text:p text:style-name="P36"><text:tab/><text:tab/>}<text:tab/></text:p>
      <text:p text:style-name="P36"/>
      <text:p text:style-name="P36"><text:tab/><text:tab/>printf("\nContents of %s SUCCESSFULLY overwritten to %s\n", argv[1], argv[2]); </text:p>
      <text:p text:style-name="P36"><text:tab/>}</text:p>
      <text:p text:style-name="P36"/>
      <text:p text:style-name="P36"><text:tab/>else if(choice=='a')</text:p>
      <text:p text:style-name="P36"><text:tab/>{</text:p>
      <text:p text:style-name="P36"><text:tab/><text:tab/>fclose(fptr2);</text:p>
      <text:p text:style-name="P36"><text:tab/><text:tab/>fptr2 = fopen(argv[2], "a");</text:p>
      <text:p text:style-name="P36"/>
      <text:p text:style-name="P36"><text:tab/><text:tab/>c = fgetc(fptr1);</text:p>
      <text:p text:style-name="P36"><text:tab/><text:tab/>while (c != EOF)</text:p>
      <text:p text:style-name="P36"><text:tab/><text:tab/>{<text:tab/></text:p>
      <text:p text:style-name="P36"><text:tab/><text:tab/><text:tab/>fputc(c, fptr2);</text:p>
      <text:p text:style-name="P36"><text:tab/><text:tab/><text:tab/>c = fgetc(fptr1);</text:p>
      <text:p text:style-name="P36"><text:tab/><text:tab/>}<text:tab/></text:p>
      <text:p text:style-name="P36"/>
      <text:p text:style-name="P36"><text:tab/><text:tab/>printf("\nContents of %s SUCCESSFULLY appended to %s\n", argv[1], argv[2]); </text:p>
      <text:p text:style-name="P36"/>
      <text:p text:style-name="P36"><text:tab/>}</text:p>
      <text:p text:style-name="P36"/>
      <text:p text:style-name="P36"><text:tab/>fclose(fptr1);</text:p>
      <text:p text:style-name="P36"><text:tab/>fclose(fptr2);</text:p>
      <text:p text:style-name="P36"/>
      <text:p text:style-name="P36"><text:tab/>return 0; </text:p>
      <text:p text:style-name="P36">}</text:p>
      <text:p text:style-name="P36"/>
      <text:p text:style-name="P43">OUTPUT:</text:p>
      <text:p text:style-name="P43"/>
      <text:p text:style-name="P44"><text:span text:style-name="T6">RUN 1</text:span>:</text:p>
      <text:p text:style-name="P43"/>
      <text:p text:style-name="P39">nive@LAPTOP-AHNMH3B6:/mnt/d/work/nive/ssn/SEM 2/C Lab/A7$ gcc -Wall filecopy.c -o run <text:s text:c="125"/>nive@LAPTOP-AHNMH3B6:/mnt/d/work/nive/ssn/SEM 2/C Lab/A7$ ./run a.txt b.txt <text:s text:c="135"/>File a.txt exists <text:s text:c="193"/>o: overwrite a:append <text:s text:c="61"/></text:p>
      <text:p text:style-name="P39"><text:s text:c="339"/>Enter choice: o <text:s text:c="406"/>Contents of a.txt SUCCESSFULLY overwritten to b.txt <text:s text:c="7"/></text:p>
      <text:p text:style-name="P40"><text:s text:c="16"/></text:p>
      <text:p text:style-name="P40"/>
      <text:p text:style-name="P40"/>
      <text:p text:style-name="P40"/>
      <text:p text:style-name="P40"/>
      <text:p text:style-name="P44"><text:soft-page-break/><text:span text:style-name="T6">RUN 2</text:span>:</text:p>
      <text:p text:style-name="P40"><text:s text:c="136"/>nive@LAPTOP-AHNMH3B6:/mnt/d/work/nive/ssn/SEM 2/C Lab/A7$ ./run a.txt b.txt <text:s text:c="135"/>File a.txt exists <text:s text:c="193"/>o: overwrite a:append <text:s text:c="61"/></text:p>
      <text:p text:style-name="P39"><text:s text:c="339"/>Enter choice: a <text:s text:c="406"/>Contents of a.txt SUCCESSFULLY appended to b.txt</text:p>
      <text:p text:style-name="P41"/>
      <text:p text:style-name="P45"><text:span text:style-name="T6">RUN 3</text:span>:</text:p>
      <text:p text:style-name="P29"/>
      <text:p text:style-name="P38">nive@LAPTOP-AHNMH3B6:/mnt/d/work/nive/ssn/SEM 2/C Lab/A7$ ./run c.txt b.txt <text:s text:c="135"/>Cannot open file c.txt</text:p>
      <text:p text:style-name="P29"/>
      <text:p text:style-name="P30">2. <text:s/>Write an interactive C program to maintain a list of names, addresses and telephone numbers. Store the information as records in a file and represent each record as a structure. Perform the following operations:</text:p>
      <text:p text:style-name="P30">i) Add a new record at the end of file</text:p>
      <text:p text:style-name="P30">ii) Modify an existing record</text:p>
      <text:p text:style-name="P30">iii) Retrieve and display an entire record for a given name</text:p>
      <text:p text:style-name="P30">iv) List all names with their addresses and telephone numbers. </text:p>
      <text:p text:style-name="P29"><text:s/></text:p>
      <text:p text:style-name="P29">Note: Use fscanf and fprintf functions for reading and writing to the file. </text:p>
      <text:p text:style-name="P48"/>
      <text:p text:style-name="P26"><text:span text:style-name="T1">PROGRAM NAME</text:span><text:span text:style-name="T3">: <text:s/></text:span><text:span text:style-name="T7">file_record1</text:span></text:p>
      <text:p text:style-name="P35"/>
      <text:p text:style-name="P33"><text:span text:style-name="T2">PROGRAM</text:span><text:span text:style-name="T5">:</text:span></text:p>
      <text:p text:style-name="P26"/>
      <text:p text:style-name="P1">#include&lt;stdio.h&gt;</text:p>
      <text:p text:style-name="P1">#include&lt;stdlib.h&gt;</text:p>
      <text:p text:style-name="P1">#include&lt;string.h&gt;</text:p>
      <text:p text:style-name="P1">struct rec</text:p>
      <text:p text:style-name="P1">{</text:p>
      <text:p text:style-name="P1"><text:tab/>char name[30],add[30];</text:p>
      <text:p text:style-name="P1"><text:tab/>unsigned long ph;</text:p>
      <text:p text:style-name="P1">};</text:p>
      <text:p text:style-name="P1">struct rec input()</text:p>
      <text:p text:style-name="P1">{</text:p>
      <text:p text:style-name="P1"><text:tab/>struct rec obj;</text:p>
      <text:p text:style-name="P1"/>
      <text:p text:style-name="P1"><text:tab/>printf("\nEnter Name: ");</text:p>
      <text:p text:style-name="P1"><text:soft-page-break/><text:tab/>scanf("%s",obj.name);</text:p>
      <text:p text:style-name="P1"><text:tab/>printf("\nEnter address:" );</text:p>
      <text:p text:style-name="P1"><text:tab/>scanf("%s",obj.add);</text:p>
      <text:p text:style-name="P1"><text:tab/>fflush(stdin);</text:p>
      <text:p text:style-name="P1"/>
      <text:p text:style-name="P1"><text:tab/>printf("\nEnter phone number: ");</text:p>
      <text:p text:style-name="P1"><text:tab/>scanf("%lu",&amp;obj.ph);</text:p>
      <text:p text:style-name="P1"/>
      <text:p text:style-name="P1"><text:tab/>return obj;</text:p>
      <text:p text:style-name="P1">}</text:p>
      <text:p text:style-name="P1">void display(struct rec obj)</text:p>
      <text:p text:style-name="P1">{</text:p>
      <text:p text:style-name="P1"><text:tab/>printf("\nNAME: %s",obj.name);</text:p>
      <text:p text:style-name="P1"><text:tab/>printf("\nADDRESS: %s",obj.add);</text:p>
      <text:p text:style-name="P1"><text:tab/>printf("\nPHONE NO: %lu\n",obj.ph);</text:p>
      <text:p text:style-name="P1">}</text:p>
      <text:p text:style-name="P1">void add()</text:p>
      <text:p text:style-name="P1">{</text:p>
      <text:p text:style-name="P1"><text:tab/>struct rec obj;</text:p>
      <text:p text:style-name="P1"><text:tab/>FILE *fp;</text:p>
      <text:p text:style-name="P1"><text:tab/>fp = fopen("phone.dat", "ab");</text:p>
      <text:p text:style-name="P2"><text:tab/></text:p>
      <text:p text:style-name="P2"><text:tab/>obj=input();</text:p>
      <text:p text:style-name="P1"/>
      <text:p text:style-name="P1"><text:tab/>fprintf(fp,"%s\n",obj.name);</text:p>
      <text:p text:style-name="P1"><text:tab/>fprintf(fp,"%s\n",obj.add);</text:p>
      <text:p text:style-name="P1"><text:tab/>fprintf(fp,"%lu\n",obj.ph);</text:p>
      <text:p text:style-name="P2"><text:tab/></text:p>
      <text:p text:style-name="P2"><text:tab/>fclose(fp);</text:p>
      <text:p text:style-name="P1">}</text:p>
      <text:p text:style-name="P1"><text:soft-page-break/>void ret(char name[30])</text:p>
      <text:p text:style-name="P1">{</text:p>
      <text:p text:style-name="P1"><text:tab/>struct rec obj;</text:p>
      <text:p text:style-name="P1"><text:tab/>FILE *fp;</text:p>
      <text:p text:style-name="P1"><text:tab/>fp = fopen("phone.dat", "rb");</text:p>
      <text:p text:style-name="P1"><text:tab/>while(1)</text:p>
      <text:p text:style-name="P1"><text:tab/>{</text:p>
      <text:p text:style-name="P1"><text:tab/><text:tab/>fscanf(fp," %[^\n]",obj.name);</text:p>
      <text:p text:style-name="P1"><text:tab/><text:tab/>fscanf(fp," %[^\n]",obj.add);</text:p>
      <text:p text:style-name="P3"><text:tab/><text:tab/>fscanf(fp," %lu",&amp;obj.ph);</text:p>
      <text:p text:style-name="P3"/>
      <text:p text:style-name="P3"><text:tab/><text:tab/>if((strcmp(name,obj.name)==0)&amp;&amp;(!feof(fp)))</text:p>
      <text:p text:style-name="P1"><text:tab/><text:tab/><text:tab/>display(obj);</text:p>
      <text:p text:style-name="P1"><text:tab/><text:tab/>if(feof(fp))</text:p>
      <text:p text:style-name="P1"><text:tab/><text:tab/> <text:s text:c="11"/>break;</text:p>
      <text:p text:style-name="P7"><text:tab/>}</text:p>
      <text:p text:style-name="P1"><text:tab/> <text:s/>fclose(fp);</text:p>
      <text:p text:style-name="P1">}</text:p>
      <text:p text:style-name="P1">void modify()</text:p>
      <text:p text:style-name="P1">{</text:p>
      <text:p text:style-name="P1"><text:tab/>int op;</text:p>
      <text:p text:style-name="P1"><text:tab/>char name[30];</text:p>
      <text:p text:style-name="P1"><text:tab/>struct rec obj,newobj;</text:p>
      <text:p text:style-name="P1"><text:tab/>FILE *fp1,*fp2;</text:p>
      <text:p text:style-name="P1"/>
      <text:p text:style-name="P1"><text:tab/><text:span text:style-name="T8">f</text:span>p1 = fopen("phone.dat", "a+b");</text:p>
      <text:p text:style-name="P1"><text:tab/>fp2 = fopen("phonenew.dat", "a+b");</text:p>
      <text:p text:style-name="P1"/>
      <text:p text:style-name="P1"><text:tab/>printf("\nEnter name to search and modify: ");</text:p>
      <text:p text:style-name="P1"><text:tab/>scanf(" %[^\n]",name);</text:p>
      <text:p text:style-name="P1"><text:soft-page-break/><text:tab/>while(1)</text:p>
      <text:p text:style-name="P50"><text:tab/>{</text:p>
      <text:p text:style-name="P1"><text:tab/><text:tab/>fscanf(fp1," %[^\n]",obj.name);</text:p>
      <text:p text:style-name="P1"><text:tab/><text:tab/>fscanf(fp1," %[^\n]",obj.add);</text:p>
      <text:p text:style-name="P1"><text:tab/><text:tab/>fscanf(fp1," %lu",&amp;obj.ph);</text:p>
      <text:p text:style-name="P1"/>
      <text:p text:style-name="P1"><text:tab/><text:tab/>if((strcmp(name,obj.name)==0)&amp;&amp;(!feof(fp1)))</text:p>
      <text:p text:style-name="P1"><text:tab/><text:tab/>{</text:p>
      <text:p text:style-name="P1"><text:tab/><text:tab/><text:tab/>display(obj);</text:p>
      <text:p text:style-name="P1"><text:tab/><text:tab/><text:tab/>printf("\nDo you want to modify\n1.NAME\n2.ADDRESS\n3.PHONE NUMBER");</text:p>
      <text:p text:style-name="P1"><text:tab/><text:tab/><text:tab/>printf("\nEnter (1/2/3): ");</text:p>
      <text:p text:style-name="P1"><text:tab/><text:tab/><text:tab/>scanf("%d",&amp;op);</text:p>
      <text:p text:style-name="P1"><text:tab/></text:p>
      <text:p text:style-name="P1"><text:tab/><text:tab/><text:tab/>switch(op)</text:p>
      <text:p text:style-name="P1"><text:tab/><text:tab/><text:tab/>{</text:p>
      <text:p text:style-name="P1"><text:tab/><text:tab/><text:tab/><text:tab/>case 1:</text:p>
      <text:p text:style-name="P1"><text:tab/><text:tab/><text:tab/><text:tab/><text:tab/>printf("\nEnter new name: ");</text:p>
      <text:p text:style-name="P1"><text:tab/><text:tab/><text:tab/><text:tab/><text:tab/>scanf(" %[^\n]",obj.name);</text:p>
      <text:p text:style-name="P1"><text:tab/><text:tab/><text:tab/><text:tab/><text:tab/>break;</text:p>
      <text:p text:style-name="P1"><text:tab/><text:tab/><text:tab/><text:tab/>case 2:</text:p>
      <text:p text:style-name="P1"><text:tab/><text:tab/><text:tab/><text:tab/><text:tab/>printf("\nEnter new address: ");</text:p>
      <text:p text:style-name="P1"><text:tab/><text:tab/><text:tab/><text:tab/><text:tab/>scanf(" %[^\n]",obj.add);</text:p>
      <text:p text:style-name="P1"><text:tab/><text:tab/><text:tab/><text:tab/><text:tab/>break;</text:p>
      <text:p text:style-name="P4"><text:tab/><text:tab/><text:tab/><text:tab/>case 3:</text:p>
      <text:p text:style-name="P1"><text:tab/><text:tab/><text:tab/><text:tab/><text:tab/>printf("\nEnter new phone number: ");</text:p>
      <text:p text:style-name="P1"><text:tab/><text:tab/><text:tab/><text:tab/><text:tab/>scanf(" %lu",&amp;obj.ph);</text:p>
      <text:p text:style-name="P1"><text:tab/><text:tab/><text:tab/><text:tab/><text:tab/>break;</text:p>
      <text:p text:style-name="P1"><text:tab/><text:tab/><text:tab/>}</text:p>
      <text:p text:style-name="P1"><text:tab/><text:tab/>}</text:p>
      <text:p text:style-name="P1"><text:tab/><text:tab/>if(feof(fp1))</text:p>
      <text:p text:style-name="P1"><text:soft-page-break/><text:tab/><text:tab/><text:tab/>break;</text:p>
      <text:p text:style-name="P1"><text:tab/><text:tab/>else</text:p>
      <text:p text:style-name="P1"><text:tab/><text:tab/>{<text:tab/>fprintf(fp2,"%s\n",obj.name);</text:p>
      <text:p text:style-name="P4"><text:tab/><text:tab/><text:tab/>fprintf(fp2,"%s\n",obj.add);</text:p>
      <text:p text:style-name="P1"><text:tab/><text:tab/><text:tab/>fprintf(fp2,"%lu\n",obj.ph);</text:p>
      <text:p text:style-name="P1"><text:tab/><text:tab/>}</text:p>
      <text:p text:style-name="P1"><text:tab/>}</text:p>
      <text:p text:style-name="P1"/>
      <text:p text:style-name="P1"><text:tab/>fclose(fp1);</text:p>
      <text:p text:style-name="P1"><text:tab/>fclose(fp2);</text:p>
      <text:p text:style-name="P1"/>
      <text:p text:style-name="P1"><text:tab/>remove("phone.dat");</text:p>
      <text:p text:style-name="P1"><text:tab/>rename("phonenew.dat","phone.dat");</text:p>
      <text:p text:style-name="P1"/>
      <text:p text:style-name="P1"><text:tab/>printf("\n\nRECORD MODIFIED SUCCESSFULLY!!!");</text:p>
      <text:p text:style-name="P1">}</text:p>
      <text:p text:style-name="P1">void disp()</text:p>
      <text:p text:style-name="P1">{</text:p>
      <text:p text:style-name="P1"><text:tab/>struct rec obj;</text:p>
      <text:p text:style-name="P1"><text:tab/>FILE *fp;</text:p>
      <text:p text:style-name="P1"><text:tab/>fp = fopen("phone.dat", "rb");</text:p>
      <text:p text:style-name="P1"/>
      <text:p text:style-name="P1"><text:tab/>while(1)</text:p>
      <text:p text:style-name="P1"><text:tab/>{</text:p>
      <text:p text:style-name="P1"><text:tab/><text:tab/>fscanf(fp," %[^\n]",obj.name);</text:p>
      <text:p text:style-name="P1"><text:tab/><text:tab/>fscanf(fp," %[^\n]",obj.add);</text:p>
      <text:p text:style-name="P1"><text:tab/><text:tab/>fscanf(fp," %lu",&amp;obj.ph);</text:p>
      <text:p text:style-name="P5"><text:tab/><text:tab/></text:p>
      <text:p text:style-name="P5"><text:tab/><text:tab/>if(!feof(fp))</text:p>
      <text:p text:style-name="P1"><text:tab/><text:tab/><text:tab/>display(obj);</text:p>
      <text:p text:style-name="P1"><text:soft-page-break/><text:tab/><text:tab/>else</text:p>
      <text:p text:style-name="P1"><text:tab/><text:tab/><text:tab/>break;</text:p>
      <text:p text:style-name="P1"/>
      <text:p text:style-name="P1"><text:tab/><text:tab/>printf("\n************************");</text:p>
      <text:p text:style-name="P5"><text:tab/>}</text:p>
      <text:p text:style-name="P5"><text:tab/>fclose(fp);</text:p>
      <text:p text:style-name="P1">}</text:p>
      <text:p text:style-name="P1">void main()</text:p>
      <text:p text:style-name="P1">{</text:p>
      <text:p text:style-name="P1"><text:tab/>struct rec obj;</text:p>
      <text:p text:style-name="P1"><text:tab/>int op;</text:p>
      <text:p text:style-name="P1"><text:tab/>char name[30];</text:p>
      <text:p text:style-name="P6"/>
      <text:p text:style-name="P6"><text:tab/>do</text:p>
      <text:p text:style-name="P1"><text:tab/>{</text:p>
      <text:p text:style-name="P1"><text:tab/><text:tab/>printf("\nMENU\n******");</text:p>
      <text:p text:style-name="P1"><text:tab/><text:tab/>printf("\n1.Add a record \n2.Modify \n3.Retrieve and display \n4.Display all records\n5.Exit");</text:p>
      <text:p text:style-name="P1"><text:tab/><text:tab/>printf("\nEnter your choice: ");</text:p>
      <text:p text:style-name="P1"><text:tab/><text:tab/>scanf("%d",&amp;op);</text:p>
      <text:p text:style-name="P1"/>
      <text:p text:style-name="P1"><text:tab/><text:tab/>switch(op)</text:p>
      <text:p text:style-name="P1"><text:tab/><text:tab/>{</text:p>
      <text:p text:style-name="P1"><text:tab/><text:tab/><text:tab/>case 1:</text:p>
      <text:p text:style-name="P1"><text:tab/><text:tab/><text:tab/><text:tab/>printf("\nADD NEW RECORD");</text:p>
      <text:p text:style-name="P1"><text:tab/><text:tab/><text:tab/><text:tab/>add();</text:p>
      <text:p text:style-name="P1"><text:tab/><text:tab/><text:tab/><text:tab/>break;</text:p>
      <text:p text:style-name="P1"><text:tab/><text:tab/><text:tab/>case 2:</text:p>
      <text:p text:style-name="P1"><text:tab/><text:tab/><text:tab/><text:tab/>printf("\nMODIFY EXISTING RECORD");</text:p>
      <text:p text:style-name="P1"><text:tab/><text:tab/><text:tab/><text:tab/>modify();</text:p>
      <text:p text:style-name="P1"><text:tab/><text:tab/><text:tab/><text:tab/>break;</text:p>
      <text:p text:style-name="P1"><text:soft-page-break/><text:tab/><text:tab/><text:tab/>case 3:</text:p>
      <text:p text:style-name="P1"><text:tab/><text:tab/><text:tab/><text:tab/>printf("\nRETRIEVE EXISTING RECORD");</text:p>
      <text:p text:style-name="P1"><text:tab/><text:tab/><text:tab/><text:tab/>printf("\nEnter name to search: ");</text:p>
      <text:p text:style-name="P1"><text:tab/><text:tab/><text:tab/><text:tab/>scanf(" %[^\n]",name);</text:p>
      <text:p text:style-name="P1"><text:tab/><text:tab/><text:tab/><text:tab/>ret(name);</text:p>
      <text:p text:style-name="P1"><text:tab/><text:tab/><text:tab/><text:tab/>break;</text:p>
      <text:p text:style-name="P1"><text:tab/><text:tab/><text:tab/>case 4:</text:p>
      <text:p text:style-name="P1"><text:tab/><text:tab/><text:tab/><text:tab/>printf("\nDISPLAY ALL RECORDS");</text:p>
      <text:p text:style-name="P1"><text:tab/><text:tab/><text:tab/><text:tab/>disp();</text:p>
      <text:p text:style-name="P1"><text:tab/><text:tab/><text:tab/><text:tab/>break;</text:p>
      <text:p text:style-name="P1"><text:tab/><text:tab/>}</text:p>
      <text:p text:style-name="P1"><text:tab/>}while(op!=5);</text:p>
      <text:p text:style-name="P1">}</text:p>
      <text:p text:style-name="P46">OUTPUT:</text:p>
      <text:p text:style-name="P12">MODIFY EXISTING RECORD</text:p>
      <text:p text:style-name="P12">Enter name to search and modify: <text:span text:style-name="T13">Nive</text:span></text:p>
      <text:p text:style-name="P10"/>
      <text:p text:style-name="P12">NAME: <text:span text:style-name="T13">Nive</text:span></text:p>
      <text:p text:style-name="P12">ADDRESS: <text:span text:style-name="T13">Kumbakonam</text:span></text:p>
      <text:p text:style-name="P12">PHONE NO: <text:span text:style-name="T13">25312233</text:span></text:p>
      <text:p text:style-name="P10"/>
      <text:p text:style-name="P12">Do you want to modify</text:p>
      <text:p text:style-name="P12">1.NAME</text:p>
      <text:p text:style-name="P12">2.ADDRESS</text:p>
      <text:p text:style-name="P12">3.PHONE NUMBER</text:p>
      <text:p text:style-name="P12">Enter (1/2/3): 2</text:p>
      <text:p text:style-name="P10"/>
      <text:p text:style-name="P12">Enter new address: <text:span text:style-name="T13">Chennai</text:span></text:p>
      <text:p text:style-name="P12">RECORD MODIFIED SUCCESSFULLY!!!</text:p>
      <text:p text:style-name="P12"><text:soft-page-break/>MENU</text:p>
      <text:p text:style-name="P12">******</text:p>
      <text:p text:style-name="P12">1.Add a record</text:p>
      <text:p text:style-name="P12">2.Modify</text:p>
      <text:p text:style-name="P12">3.Retrieve and display</text:p>
      <text:p text:style-name="P12">4.Display all records</text:p>
      <text:p text:style-name="P12">5.Exit</text:p>
      <text:p text:style-name="P12">Enter your choice: 4</text:p>
      <text:p text:style-name="P10"/>
      <text:p text:style-name="P12">DISPLAY ALL RECORDS</text:p>
      <text:p text:style-name="P12">NAME: <text:span text:style-name="T13">Nive</text:span></text:p>
      <text:p text:style-name="P12">ADDRESS: <text:span text:style-name="T13">Chennai</text:span></text:p>
      <text:p text:style-name="P21"><text:span text:style-name="T9">PHONE NO: <text:s/></text:span><text:span text:style-name="T10">25312233</text:span></text:p>
      <text:p text:style-name="P52"/>
      <text:p text:style-name="P52"/>
      <text:p text:style-name="P12">************************</text:p>
      <text:p text:style-name="P12">NAME: <text:span text:style-name="T13">Abi</text:span></text:p>
      <text:p text:style-name="P12">ADDRESS: <text:span text:style-name="T13">Kottivakkam, Chennai</text:span></text:p>
      <text:p text:style-name="P12">PHONE NO: <text:span text:style-name="T13">24510703</text:span></text:p>
      <text:p text:style-name="P10"/>
      <text:p text:style-name="P12">************************</text:p>
      <text:p text:style-name="P12">MENU</text:p>
      <text:p text:style-name="P12">******</text:p>
      <text:p text:style-name="P12">1.Add a record</text:p>
      <text:p text:style-name="P12">2.Modify</text:p>
      <text:p text:style-name="P12">3.Retrieve and display</text:p>
      <text:p text:style-name="P12">4.Display all records</text:p>
      <text:p text:style-name="P12"><text:soft-page-break/>5.Exit</text:p>
      <text:p text:style-name="P12"/>
      <text:p text:style-name="P12">Enter your choice: 3</text:p>
      <text:p text:style-name="P10"/>
      <text:p text:style-name="P12">RETRIEVE EXISTING RECORD</text:p>
      <text:p text:style-name="P12">Enter name to search: <text:span text:style-name="T13">Abi</text:span></text:p>
      <text:p text:style-name="P10"/>
      <text:p text:style-name="P12">NAME: <text:span text:style-name="T13">Abi</text:span></text:p>
      <text:p text:style-name="P12">ADDRESS: <text:span text:style-name="T13">Kottivakkam, Chennai</text:span></text:p>
      <text:p text:style-name="P12">PHONE NO: <text:span text:style-name="T13">24510703</text:span></text:p>
      <text:p text:style-name="P10"/>
      <text:p text:style-name="P12">MENU</text:p>
      <text:p text:style-name="P12">******</text:p>
      <text:p text:style-name="P12">1.Add a record</text:p>
      <text:p text:style-name="P12">2.Modify</text:p>
      <text:p text:style-name="P12">3.Retrieve and display</text:p>
      <text:p text:style-name="P12">4.Display all records</text:p>
      <text:p text:style-name="P12">5.Exit</text:p>
      <text:p text:style-name="P12">Enter your choice: 5</text:p>
      <text:p text:style-name="P30">3. <text:s/>Modify 2 by using <text:s/>fread and fwrite functions for reading and writing. Perform the following operations:</text:p>
      <text:p text:style-name="P30">i) Insert a new record in mth position</text:p>
      <text:p text:style-name="P30">ii) Delete a record based upon the given name</text:p>
      <text:p text:style-name="P30">iii) Display nth record </text:p>
      <text:p text:style-name="P31"><text:s/></text:p>
      <text:p text:style-name="P31">Hint: Existing records should not get affected during insertion and deletion operation. Use fseek function </text:p>
      <text:p text:style-name="P49"/>
      <text:p text:style-name="P27"><text:span text:style-name="T1">PROGRAM NAME</text:span><text:span text:style-name="T3">:</text:span><text:span text:style-name="T4"> <text:s/>file_record2</text:span></text:p>
      <text:p text:style-name="P27"/>
      <text:p text:style-name="P34"><text:span text:style-name="T2">PROGRAM</text:span><text:span text:style-name="T5">:</text:span></text:p>
      <text:p text:style-name="P27"/>
      <text:p text:style-name="P8"><text:bookmark text:name="docs-internal-guid-b6a11daf-7fff-d9fa-fcf6-42741c16876f"/>#include&lt;stdio.h&gt;</text:p>
      <text:p text:style-name="P13"><text:soft-page-break/>#include&lt;stdlib.h&gt;</text:p>
      <text:p text:style-name="P13">FILE *fp;</text:p>
      <text:p text:style-name="P13">typedef struct</text:p>
      <text:p text:style-name="P13">{</text:p>
      <text:p text:style-name="P13">int sno;</text:p>
      <text:p text:style-name="P13">char name[100],address[100],number[10];</text:p>
      <text:p text:style-name="P13">}telephone;</text:p>
      <text:p text:style-name="P13"/>
      <text:p text:style-name="P13">int write();</text:p>
      <text:p text:style-name="P13">void read(int len);</text:p>
      <text:p text:style-name="P13">void update(int len);</text:p>
      <text:p text:style-name="P13">int append(int len);</text:p>
      <text:p text:style-name="P13">int delete(int len);</text:p>
      <text:p text:style-name="P11"/>
      <text:p text:style-name="P13">void main()</text:p>
      <text:p text:style-name="P13">{</text:p>
      <text:p text:style-name="P13"><text:tab/>int l=0;</text:p>
      <text:p text:style-name="P13"><text:tab/>int choice;</text:p>
      <text:p text:style-name="P11"/>
      <text:p text:style-name="P13"><text:tab/>again:</text:p>
      <text:p text:style-name="P11"/>
      <text:p text:style-name="P13"><text:tab/><text:tab/>printf("\nEnter\n1.Insert\n2.Display\n3.Update\n4.Append\n5.Delete\n6.Exit\n");</text:p>
      <text:p text:style-name="P13"><text:tab/><text:tab/>scanf("%d",&amp;choice);</text:p>
      <text:p text:style-name="P11"/>
      <text:p text:style-name="P13"><text:tab/>switch(choice)</text:p>
      <text:p text:style-name="P13"><text:tab/>{</text:p>
      <text:p text:style-name="P13"><text:tab/><text:tab/>case 1:</text:p>
      <text:p text:style-name="P13"><text:tab/><text:tab/><text:tab/>l=write();</text:p>
      <text:p text:style-name="P13"><text:soft-page-break/><text:tab/><text:tab/><text:tab/>goto again;</text:p>
      <text:p text:style-name="P13"><text:tab/><text:tab/><text:tab/>break;</text:p>
      <text:p text:style-name="P13"><text:tab/><text:tab/>case 2:</text:p>
      <text:p text:style-name="P13"><text:tab/><text:tab/><text:tab/>read(l);</text:p>
      <text:p text:style-name="P13"><text:tab/><text:tab/><text:tab/>goto again;</text:p>
      <text:p text:style-name="P13"><text:tab/><text:tab/><text:tab/>break;</text:p>
      <text:p text:style-name="P13"><text:tab/><text:tab/>case 3:</text:p>
      <text:p text:style-name="P13"><text:tab/><text:tab/><text:tab/>printf("\nRecords\n");</text:p>
      <text:p text:style-name="P13"><text:tab/><text:tab/><text:tab/>read(l);</text:p>
      <text:p text:style-name="P13"><text:tab/><text:tab/><text:tab/>update(l);</text:p>
      <text:p text:style-name="P13"><text:tab/><text:tab/><text:tab/>printf("\nModified Records\n");</text:p>
      <text:p text:style-name="P13"><text:tab/><text:tab/><text:tab/>read(l);</text:p>
      <text:p text:style-name="P13"><text:tab/><text:tab/><text:tab/>goto again;</text:p>
      <text:p text:style-name="P13"><text:tab/><text:tab/><text:tab/>break;</text:p>
      <text:p text:style-name="P13"><text:tab/><text:tab/>case 4:</text:p>
      <text:p text:style-name="P13"><text:tab/><text:tab/><text:tab/>printf("\nRecords\n");</text:p>
      <text:p text:style-name="P13"><text:tab/><text:tab/><text:tab/>read(l);</text:p>
      <text:p text:style-name="P13"><text:tab/><text:tab/><text:tab/>l=append(l);</text:p>
      <text:p text:style-name="P13"><text:tab/><text:tab/><text:tab/>printf("\nAppend\n");</text:p>
      <text:p text:style-name="P13"><text:tab/><text:tab/><text:tab/>read(l);</text:p>
      <text:p text:style-name="P13"><text:tab/><text:tab/><text:tab/>goto again;</text:p>
      <text:p text:style-name="P13"><text:tab/><text:tab/><text:tab/>break;</text:p>
      <text:p text:style-name="P13"><text:tab/><text:tab/>case 5:</text:p>
      <text:p text:style-name="P13"><text:tab/><text:tab/><text:tab/>printf("\nRecords\n");</text:p>
      <text:p text:style-name="P13"><text:tab/><text:tab/><text:tab/>read(l);</text:p>
      <text:p text:style-name="P13"><text:tab/><text:tab/><text:tab/>l=delete(l);</text:p>
      <text:p text:style-name="P13"><text:tab/><text:tab/><text:tab/>printf("\nDeleted\n");</text:p>
      <text:p text:style-name="P13"><text:soft-page-break/><text:tab/><text:tab/><text:tab/>read(l);</text:p>
      <text:p text:style-name="P13"><text:tab/><text:tab/><text:tab/>goto again;</text:p>
      <text:p text:style-name="P13"><text:tab/><text:tab/><text:tab/>break;</text:p>
      <text:p text:style-name="P13"><text:tab/><text:tab/>case 6:</text:p>
      <text:p text:style-name="P13"><text:tab/><text:tab/><text:tab/>break;</text:p>
      <text:p text:style-name="P13"><text:tab/><text:tab/>default:</text:p>
      <text:p text:style-name="P13"><text:tab/><text:tab/><text:tab/>printf("Invalid input");</text:p>
      <text:p text:style-name="P13"><text:tab/><text:tab/><text:tab/>goto again;</text:p>
      <text:p text:style-name="P13"><text:tab/>}</text:p>
      <text:p text:style-name="P13">}</text:p>
      <text:p text:style-name="P11"/>
      <text:p text:style-name="P13">int write()</text:p>
      <text:p text:style-name="P13">{</text:p>
      <text:p text:style-name="P13"><text:tab/>fp=fopen("number.dat","wb");</text:p>
      <text:p text:style-name="P11"><text:tab/></text:p>
      <text:p text:style-name="P13"><text:tab/>if(fp==NULL)</text:p>
      <text:p text:style-name="P13"><text:tab/>{</text:p>
      <text:p text:style-name="P13"><text:tab/><text:tab/>printf("File not found\n");</text:p>
      <text:p text:style-name="P13"><text:tab/><text:tab/>exit(1);</text:p>
      <text:p text:style-name="P13"><text:tab/>}</text:p>
      <text:p text:style-name="P11"><text:tab/></text:p>
      <text:p text:style-name="P13"><text:tab/>telephone a[100];</text:p>
      <text:p text:style-name="P13"><text:tab/>char ch='y';</text:p>
      <text:p text:style-name="P13"><text:tab/>int i=0;</text:p>
      <text:p text:style-name="P13"/>
      <text:p text:style-name="P13"><text:tab/>while(ch!='n')</text:p>
      <text:p text:style-name="P13"><text:tab/>{</text:p>
      <text:p text:style-name="P13"><text:soft-page-break/><text:tab/><text:tab/>a[i].sno=i+1;</text:p>
      <text:p text:style-name="P13"><text:tab/><text:tab/>printf("Enter Name : ");</text:p>
      <text:p text:style-name="P13"><text:tab/><text:tab/>scanf(" %[^\n]",a[i].name);</text:p>
      <text:p text:style-name="P13"><text:tab/><text:tab/>printf("Enter Address : ");</text:p>
      <text:p text:style-name="P13"><text:tab/><text:tab/>scanf(" %[^\n]",a[i].address);</text:p>
      <text:p text:style-name="P13"><text:tab/><text:tab/>printf("Enter phone number : ");</text:p>
      <text:p text:style-name="P13"><text:tab/><text:tab/>scanf("%s",a[i].number);</text:p>
      <text:p text:style-name="P22"><text:span text:style-name="T11"><text:tab/><text:tab/>fwrite(&amp;a[i],sizeof(telephone),1,fp);</text:span><text:span text:style-name="T12"> </text:span><text:span text:style-name="T11">//writing</text:span></text:p>
      <text:p text:style-name="P13"><text:tab/><text:tab/>printf("\nDo you want to continue (y/n): ");</text:p>
      <text:p text:style-name="P13"><text:tab/><text:tab/>scanf(" %c",&amp;ch);</text:p>
      <text:p text:style-name="P13"><text:tab/><text:tab/>i++;</text:p>
      <text:p text:style-name="P13"><text:tab/>}</text:p>
      <text:p text:style-name="P13"><text:tab/>fclose(fp);</text:p>
      <text:p text:style-name="P13"><text:tab/>return i;</text:p>
      <text:p text:style-name="P13">}</text:p>
      <text:p text:style-name="P11"/>
      <text:p text:style-name="P13">void read(int len)</text:p>
      <text:p text:style-name="P13">{</text:p>
      <text:p text:style-name="P13"><text:tab/>fp=fopen("number.dat","rb");</text:p>
      <text:p text:style-name="P13"><text:tab/>if(fp==NULL)</text:p>
      <text:p text:style-name="P13"><text:tab/>{</text:p>
      <text:p text:style-name="P13"><text:tab/><text:tab/>printf("File not found\n");</text:p>
      <text:p text:style-name="P13"><text:tab/><text:tab/>exit(1);</text:p>
      <text:p text:style-name="P13"><text:tab/>}</text:p>
      <text:p text:style-name="P13"><text:tab/>telephone b[100];</text:p>
      <text:p text:style-name="P13"><text:tab/>int i;</text:p>
      <text:p text:style-name="P13"><text:tab/>printf("\nSNo <text:tab/> <text:s text:c="3"/><text:span text:style-name="T14">N</text:span>ame Address <text:s text:c="4"/>Number\n");</text:p>
      <text:p text:style-name="P13"><text:soft-page-break/><text:tab/>for(i=0;i&lt;len;i++)</text:p>
      <text:p text:style-name="P13"><text:tab/>{</text:p>
      <text:p text:style-name="P22"><text:span text:style-name="T11"><text:tab/><text:tab/>fread(&amp;b[i],sizeof(telephone),1,fp);</text:span><text:span text:style-name="T12"> </text:span><text:span text:style-name="T11">//reading</text:span></text:p>
      <text:p text:style-name="P13"><text:tab/><text:tab/>printf("%d <text:s/>%10s %10s <text:s text:c="5"/>%s\n",b[i].sno,b[i].name,b[i].address,b[i].number);</text:p>
      <text:p text:style-name="P13"><text:tab/>}</text:p>
      <text:p text:style-name="P13"><text:tab/>fclose(fp);</text:p>
      <text:p text:style-name="P13">}</text:p>
      <text:p text:style-name="P13">void update(int len)</text:p>
      <text:p text:style-name="P13">{</text:p>
      <text:p text:style-name="P13"><text:tab/>fp=fopen("number.dat","rb+");</text:p>
      <text:p text:style-name="P13"><text:tab/>if(fp==NULL)</text:p>
      <text:p text:style-name="P13"><text:tab/>{</text:p>
      <text:p text:style-name="P13"><text:tab/><text:tab/>printf("File not found\n");</text:p>
      <text:p text:style-name="P13"><text:tab/><text:tab/>exit(1);</text:p>
      <text:p text:style-name="P13"><text:tab/>}</text:p>
      <text:p text:style-name="P13"><text:tab/>telephone c;</text:p>
      <text:p text:style-name="P13"><text:tab/>int i,sno;</text:p>
      <text:p text:style-name="P13"><text:tab/>printf("Enter the Sno to update : ");</text:p>
      <text:p text:style-name="P13"><text:tab/>scanf("%d",&amp;sno);</text:p>
      <text:p text:style-name="P13"><text:tab/>fseek(fp,0,0);</text:p>
      <text:p text:style-name="P13"><text:tab/>for(i=0;i&lt;len;i++)</text:p>
      <text:p text:style-name="P13"><text:tab/>{</text:p>
      <text:p text:style-name="P13"><text:tab/><text:tab/>fread(&amp;c,sizeof(telephone),1,fp);</text:p>
      <text:p text:style-name="P13"><text:tab/><text:tab/>if(c.sno==sno)</text:p>
      <text:p text:style-name="P13"><text:tab/><text:tab/>{</text:p>
      <text:p text:style-name="P13"><text:tab/><text:tab/><text:tab/>printf("Enter new address : ");</text:p>
      <text:p text:style-name="P13"><text:tab/><text:tab/><text:tab/>scanf(" %[^\n]",c.address);</text:p>
      <text:p text:style-name="P22"><text:soft-page-break/><text:span text:style-name="T11"><text:tab/><text:tab/><text:tab/>printf("Enter new phone number : ");</text:span><text:span text:style-name="T12"> </text:span><text:span text:style-name="T11">//updating</text:span></text:p>
      <text:p text:style-name="P13"><text:tab/><text:tab/><text:tab/>scanf("%s",c.number);</text:p>
      <text:p text:style-name="P13"><text:tab/><text:tab/><text:tab/>fseek(fp,-sizeof(telephone),1);</text:p>
      <text:p text:style-name="P13"><text:tab/><text:tab/><text:tab/>fwrite(&amp;c,sizeof(telephone),1,fp);</text:p>
      <text:p text:style-name="P13"><text:tab/><text:tab/><text:tab/>break;</text:p>
      <text:p text:style-name="P13"><text:tab/><text:tab/>}</text:p>
      <text:p text:style-name="P13"><text:tab/>}</text:p>
      <text:p text:style-name="P13"><text:tab/>fclose(fp);</text:p>
      <text:p text:style-name="P13">}</text:p>
      <text:p text:style-name="P13">int append(int len)</text:p>
      <text:p text:style-name="P13">{</text:p>
      <text:p text:style-name="P13"><text:tab/>fp=fopen("number.dat","ab+");</text:p>
      <text:p text:style-name="P13"><text:tab/>if(fp==NULL)</text:p>
      <text:p text:style-name="P13"><text:tab/>{</text:p>
      <text:p text:style-name="P13"><text:tab/><text:tab/>printf("File not found\n");</text:p>
      <text:p text:style-name="P13"><text:tab/><text:tab/>exit(1);</text:p>
      <text:p text:style-name="P13"><text:tab/>}</text:p>
      <text:p text:style-name="P13"><text:tab/>telephone d;</text:p>
      <text:p text:style-name="P13"><text:tab/>d.sno=len;</text:p>
      <text:p text:style-name="P13"><text:tab/>printf("Enter Name : ");</text:p>
      <text:p text:style-name="P13"><text:tab/>scanf(" %[^\n]",d.name);</text:p>
      <text:p text:style-name="P13"><text:tab/>printf("Enter Address : ");</text:p>
      <text:p text:style-name="P13"><text:tab/>scanf(" %[^\n]",d.address);</text:p>
      <text:p text:style-name="P13"><text:tab/>printf("Enter phone number : ");</text:p>
      <text:p text:style-name="P13"><text:tab/>scanf("%s",d.number);</text:p>
      <text:p text:style-name="P13"><text:tab/>fwrite(&amp;d,sizeof(telephone),1,fp);</text:p>
      <text:p text:style-name="P13"><text:tab/>len++;</text:p>
      <text:p text:style-name="P13"><text:soft-page-break/><text:tab/>fclose(fp);</text:p>
      <text:p text:style-name="P13"><text:tab/>return len;</text:p>
      <text:p text:style-name="P13">}</text:p>
      <text:p text:style-name="P13">int delete(int len)</text:p>
      <text:p text:style-name="P13">{</text:p>
      <text:p text:style-name="P13"><text:tab/>fp=fopen("number.dat","rb+");</text:p>
      <text:p text:style-name="P13"><text:tab/>if(fp==NULL)</text:p>
      <text:p text:style-name="P13"><text:tab/>{</text:p>
      <text:p text:style-name="P13"><text:tab/><text:tab/>printf("File not found\n");</text:p>
      <text:p text:style-name="P13"><text:tab/><text:tab/>exit(1);</text:p>
      <text:p text:style-name="P13"><text:tab/>}</text:p>
      <text:p text:style-name="P13"><text:tab/>telephone e[100];</text:p>
      <text:p text:style-name="P13"><text:tab/>int i,sno;</text:p>
      <text:p text:style-name="P13"><text:tab/>printf("Enter the Sno to delete : ");</text:p>
      <text:p text:style-name="P13"><text:tab/>scanf("%d",&amp;sno);</text:p>
      <text:p text:style-name="P13"><text:tab/>for(i=0;i&lt;len;i++)</text:p>
      <text:p text:style-name="P13"><text:tab/><text:tab/>fread(&amp;e[i],sizeof(telephone),1,fp);</text:p>
      <text:p text:style-name="P13"><text:tab/>for(i=0;i&lt;len;i++)</text:p>
      <text:p text:style-name="P13"><text:tab/><text:tab/>if(sno!=e[i].sno)</text:p>
      <text:p text:style-name="P13"><text:tab/><text:tab/><text:tab/>fwrite(&amp;e[i],sizeof(telephone),1,fp);</text:p>
      <text:p text:style-name="P13"><text:tab/>len--;</text:p>
      <text:p text:style-name="P13"><text:tab/>return len;</text:p>
      <text:p text:style-name="P13">}</text:p>
      <text:p text:style-name="P47">OUTPUT:</text:p>
      <text:p text:style-name="P42"/>
      <text:p text:style-name="P9"><text:bookmark text:name="docs-internal-guid-b4cd9cd0-7fff-8a95-ed4e-6525e2065f51"/>Enter</text:p>
      <text:p text:style-name="P13">1.Insert</text:p>
      <text:p text:style-name="P13">2.Display</text:p>
      <text:p text:style-name="P13"><text:soft-page-break/>3.Update</text:p>
      <text:p text:style-name="P13">4.Append</text:p>
      <text:p text:style-name="P13">5.Delete</text:p>
      <text:p text:style-name="P13">6.Exit</text:p>
      <text:p text:style-name="P13">1</text:p>
      <text:p text:style-name="P13">Enter Name : <text:span text:style-name="T15">Nive</text:span></text:p>
      <text:p text:style-name="P13">Enter Address : <text:span text:style-name="T15">Adyar</text:span></text:p>
      <text:p text:style-name="P13">Enter phone number : 123456<text:span text:style-name="T15">78</text:span></text:p>
      <text:p text:style-name="P11"/>
      <text:p text:style-name="P13">Do you want to continue (y/n): y</text:p>
      <text:p text:style-name="P13">Enter Name : <text:span text:style-name="T15">Abi</text:span></text:p>
      <text:p text:style-name="P13">Enter Address : <text:span text:style-name="T19">Pallavakkam</text:span></text:p>
      <text:p text:style-name="P13">Enter phone number : <text:span text:style-name="T16">87654321</text:span></text:p>
      <text:p text:style-name="P11"/>
      <text:p text:style-name="P13">Do you want to continue (y/n): n</text:p>
      <text:p text:style-name="P11"/>
      <text:p text:style-name="P13">Enter</text:p>
      <text:p text:style-name="P13">1.Insert</text:p>
      <text:p text:style-name="P13">2.Display</text:p>
      <text:p text:style-name="P13">3.Update</text:p>
      <text:p text:style-name="P13">4.Append</text:p>
      <text:p text:style-name="P13">5.Delete</text:p>
      <text:p text:style-name="P13">6.Exit</text:p>
      <text:p text:style-name="P13">3</text:p>
      <text:p text:style-name="P11"/>
      <text:p text:style-name="P13">Records</text:p>
      <text:p text:style-name="P11"/>
      <text:p text:style-name="P13">Sno<text:tab/>Name <text:tab/><text:tab/>Address<text:tab/><text:tab/><text:span text:style-name="T17">N</text:span>umber</text:p>
      <text:p text:style-name="P17"><text:soft-page-break/>1<text:tab/>Nive<text:tab/><text:tab/>Adyar<text:tab/><text:tab/><text:tab/><text:span text:style-name="T18">12345678</text:span></text:p>
      <text:p text:style-name="P17">2<text:tab/>Abi<text:tab/><text:tab/><text:span text:style-name="T19">Pallavakkam</text:span><text:tab/><text:tab/><text:span text:style-name="T18">87654321</text:span></text:p>
      <text:p text:style-name="P13">Enter the Sno to update : 2</text:p>
      <text:p text:style-name="P13">Enter new address : <text:span text:style-name="T20">Kottivakkam</text:span></text:p>
      <text:p text:style-name="P13">Enter new phone number : <text:span text:style-name="T20">87654321</text:span></text:p>
      <text:p text:style-name="P11"/>
      <text:p text:style-name="P13">Modified Records</text:p>
      <text:p text:style-name="P11"/>
      <text:p text:style-name="P14">Sno<text:tab/>Name <text:tab/><text:tab/>Address<text:tab/><text:tab/><text:span text:style-name="T17">N</text:span>umber</text:p>
      <text:p text:style-name="P18">1<text:tab/>Nive<text:tab/><text:tab/>Adyar<text:tab/><text:tab/><text:tab/><text:span text:style-name="T18">12345678</text:span></text:p>
      <text:p text:style-name="P18">2<text:tab/>Abi<text:tab/><text:tab/><text:span text:style-name="T20">Kottivakkam</text:span><text:tab/><text:tab/><text:span text:style-name="T18">87654321</text:span></text:p>
      <text:p text:style-name="P11"/>
      <text:p text:style-name="P13">Enter</text:p>
      <text:p text:style-name="P13">1.Insert</text:p>
      <text:p text:style-name="P13">2.Display</text:p>
      <text:p text:style-name="P13">3.Update</text:p>
      <text:p text:style-name="P13">4.Append</text:p>
      <text:p text:style-name="P13">5.Delete</text:p>
      <text:p text:style-name="P13">6.Exit</text:p>
      <text:p text:style-name="P13">4</text:p>
      <text:p text:style-name="P11"/>
      <text:p text:style-name="P13">Records</text:p>
      <text:p text:style-name="P11"/>
      <text:p text:style-name="P15">Sno<text:tab/>Name <text:tab/><text:tab/>Address<text:tab/><text:tab/><text:span text:style-name="T17">N</text:span>umber</text:p>
      <text:p text:style-name="P19">1<text:tab/>Nive<text:tab/><text:tab/>Adyar<text:tab/><text:tab/><text:tab/><text:span text:style-name="T18">12345678</text:span></text:p>
      <text:p text:style-name="P19">2<text:tab/>Abi<text:tab/><text:tab/><text:span text:style-name="T20">Kottivakkam</text:span><text:tab/><text:tab/><text:span text:style-name="T18">87654321</text:span></text:p>
      <text:p text:style-name="P13">Enter Name : <text:span text:style-name="T21">Minati</text:span></text:p>
      <text:p text:style-name="P13">Enter Address : <text:span text:style-name="T21">Hyderabad</text:span></text:p>
      <text:p text:style-name="P13"><text:soft-page-break/>Enter phone number : <text:span text:style-name="T21">24451212</text:span></text:p>
      <text:p text:style-name="P11"/>
      <text:p text:style-name="P13">Append</text:p>
      <text:p text:style-name="P15">Sno<text:tab/>Name <text:tab/><text:tab/>Address<text:tab/><text:tab/><text:span text:style-name="T17">N</text:span>umber</text:p>
      <text:p text:style-name="P19">1<text:tab/>Nive<text:tab/><text:tab/>Adyar<text:tab/><text:tab/><text:tab/><text:span text:style-name="T18">12345678</text:span></text:p>
      <text:p text:style-name="P19">2<text:tab/>Abi<text:tab/><text:tab/><text:span text:style-name="T20">Kottivakkam</text:span><text:tab/><text:tab/><text:span text:style-name="T18">87654321</text:span></text:p>
      <text:p text:style-name="P54">3<text:tab/>Minati<text:tab/><text:tab/>Hyderabad<text:tab/><text:tab/>24451212</text:p>
      <text:p text:style-name="P11"/>
      <text:p text:style-name="P13">Enter</text:p>
      <text:p text:style-name="P13">1.Insert</text:p>
      <text:p text:style-name="P13">2.Display</text:p>
      <text:p text:style-name="P13">3.Update</text:p>
      <text:p text:style-name="P13">4.Append</text:p>
      <text:p text:style-name="P13">5.Delete</text:p>
      <text:p text:style-name="P13">6.Exit</text:p>
      <text:p text:style-name="P13">5</text:p>
      <text:p text:style-name="P11"/>
      <text:p text:style-name="P13">Records</text:p>
      <text:p text:style-name="P11"/>
      <text:p text:style-name="P16">Sno<text:tab/>Name <text:tab/><text:tab/>Address<text:tab/><text:tab/><text:span text:style-name="T17">N</text:span>umber</text:p>
      <text:p text:style-name="P20">1<text:tab/>Nive<text:tab/><text:tab/>Adyar<text:tab/><text:tab/><text:tab/><text:span text:style-name="T18">12345678</text:span></text:p>
      <text:p text:style-name="P20">2<text:tab/>Abi<text:tab/><text:tab/><text:span text:style-name="T20">Kottivakkam</text:span><text:tab/><text:tab/><text:span text:style-name="T18">87654321</text:span></text:p>
      <text:p text:style-name="P55">3<text:tab/>Minati<text:tab/><text:tab/>Hyderabad<text:tab/><text:tab/>24451212</text:p>
      <text:p text:style-name="P13">Enter the Sno to delete : <text:span text:style-name="T22">2</text:span></text:p>
      <text:p text:style-name="P11"/>
      <text:p text:style-name="P13">Deleted</text:p>
      <text:p text:style-name="P11"/>
      <text:p text:style-name="P16">Sno<text:tab/>Name <text:tab/><text:tab/>Address<text:tab/><text:tab/><text:span text:style-name="T17">N</text:span>umber</text:p>
      <text:p text:style-name="P20"><text:soft-page-break/>1<text:tab/>Nive<text:tab/><text:tab/>Adyar<text:tab/><text:tab/><text:tab/><text:span text:style-name="T18">12345678</text:span></text:p>
      <text:p text:style-name="P56">2<text:tab/>Minati<text:tab/><text:tab/>Hyderabad<text:tab/><text:tab/>24451212</text:p>
      <text:p text:style-name="P11"/>
      <text:p text:style-name="P13">Enter</text:p>
      <text:p text:style-name="P13">1.Insert</text:p>
      <text:p text:style-name="P13">2.Display</text:p>
      <text:p text:style-name="P13">3.Update</text:p>
      <text:p text:style-name="P13">4.Append</text:p>
      <text:p text:style-name="P13">5.Delete</text:p>
      <text:p text:style-name="P13">6.Exit</text:p>
      <text:p text:style-name="P13">6</text:p>
      <text:p text:style-name="P1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08T20:16:05.235000000</dc:date>
    <meta:editing-duration>PT1H22M18S</meta:editing-duration>
    <meta:editing-cycles>52</meta:editing-cycles>
    <meta:generator>LibreOffice/6.1.3.2$Windows_X86_64 LibreOffice_project/86daf60bf00efa86ad547e59e09d6bb77c699acb</meta:generator>
    <meta:document-statistic meta:table-count="0" meta:image-count="0" meta:object-count="0" meta:page-count="22" meta:paragraph-count="563" meta:word-count="1358" meta:character-count="13537" meta:non-whitespace-character-count="9304"/>
  </office:meta>
</office:document-meta>
</file>